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24pt" style:font-size-asian="21pt" style:font-size-complex="24pt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5" style:family="paragraph" style:parent-style-name="Standard" style:list-style-name="L1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6f0e7"/>
    </style:style>
    <style:style style:name="T4" style:family="text">
      <style:text-properties style:text-underline-style="solid" style:text-underline-width="auto" style:text-underline-color="font-color" officeooo:rsid="0006f0e7"/>
    </style:style>
    <style:style style:name="T5" style:family="text">
      <style:text-properties style:text-underline-style="solid" style:text-underline-width="auto" style:text-underline-color="font-color" officeooo:rsid="0007c4d3"/>
    </style:style>
    <style:style style:name="T6" style:family="text">
      <style:text-properties style:text-underline-style="solid" style:text-underline-width="auto" style:text-underline-color="font-color" fo:font-weight="normal" officeooo:rsid="0007c4d3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eting Minutes / Shit to do – 30/1/2013</text:p>
      <text:p text:style-name="Standard"/>
      <text:p text:style-name="P1">Bold <text:span text:style-name="T1">- Done</text:span></text:p>
      <text:p text:style-name="Standard"/>
      <text:list xml:id="list1133681327" text:style-name="L1">
        <text:list-item>
          <text:p text:style-name="P3">List of sites where students can get sequences from on first page</text:p>
        </text:list-item>
        <text:list-item>
          <text:p text:style-name="P3">Initial page including rules + general outline</text:p>
        </text:list-item>
        <text:list-item>
          <text:p text:style-name="P3">sequences can include 'n' – leave these in but make sure they are not in the target sequence</text:p>
        </text:list-item>
        <text:list-item>
          <text:p text:style-name="P3"><text:span text:style-name="T2">any page with button that says 'Next/go' should just be 'Next'</text:span> – also, some shit about arrows</text:p>
        </text:list-item>
        <text:list-item>
          <text:p text:style-name="P3">limit target sequence to 1400 bases</text:p>
        </text:list-item>
        <text:list-item>
          <text:p text:style-name="P3">Tab showing both strands!!!!!!!!!!!!!!!!!!!!!!!!!!!!!!!!!!!!!!!!!!!!!</text:p>
        </text:list-item>
        <text:list-item>
          <text:p text:style-name="P3">Emphasise strand orientation (5'-3' or 3'-5')</text:p>
        </text:list-item>
        <text:list-item>
          <text:p text:style-name="P5">Fix line numbers box</text:p>
        </text:list-item>
        <text:list-item>
          <text:p text:style-name="P3"><text:span text:style-name="T2">Original-&gt;DNA Sequence</text:span>, Both-&gt;Double Stranded (view)</text:p>
        </text:list-item>
        <text:list-item>
          <text:p text:style-name="P3">DYNAMIC HIGHLIGHTING FFS – Ross note: I will do this, seems to have been abandoned multiple times and it's bugging me</text:p>
        </text:list-item>
        <text:list-item>
          <text:p text:style-name="P4">Changed some of the text on AreaSelection, PrimerSelection and Design Rules page to be less computing-like and more human-like</text:p>
        </text:list-item>
        <text:list-item>
          <text:p text:style-name="P3">Fix parsing on PrimerSelection which has inexplicably broken</text:p>
        </text:list-item>
        <text:list-item>
          <text:p text:style-name="P3">List rules which pass as well as those which fail, for some reason</text:p>
        </text:list-item>
        <text:list-item>
          <text:p text:style-name="P5">Typo on isUnique output</text:p>
        </text:list-item>
        <text:list-item>
          <text:p text:style-name="P3"><text:span text:style-name="T2">Change 'violate' to less sever</text:span>e</text:p>
        </text:list-item>
        <text:list-item>
          <text:p text:style-name="P3">Reverse the complementary strand – Emphasise orientation</text:p>
        </text:list-item>
        <text:list-item>
          <text:p text:style-name="P5">Final Melting Temperature -&gt; Melting Temperature</text:p>
        </text:list-item>
        <text:list-item>
          <text:p text:style-name="P3">Fix typos on Melting Temperature</text:p>
        </text:list-item>
        <text:list-item>
          <text:p text:style-name="P3">Make primers on Melt. Temp. Highlight-able</text:p>
        </text:list-item>
        <text:list-item>
          <text:p text:style-name="P5">Check if primers can be automatically entered into primer blast site –<text:span text:style-name="T3"> </text:span><text:span text:style-name="T6">LINK URL NOT POSSIBLE, OTHER OPTIONS?</text:span></text:p>
        </text:list-item>
        <text:list-item>
          <text:p text:style-name="P5">on Melt. Temp. 'Next' should be 'See Animation'</text:p>
        </text:list-item>
        <text:list-item>
          <text:p text:style-name="P5">Make text entry boxes on PrimerSelection slightly larger because g's look q's, apparently</text:p>
        </text:list-item>
        <text:list-item>
          <text:p text:style-name="P3">Animation should include Back/End buttons</text:p>
        </text:list-item>
        <text:list-item>
          <text:p text:style-name="P3">Animation should be controlled by buttons instead of a timer</text:p>
        </text:list-item>
      </text:list>
      <text:p text:style-name="Standard"/>
      <text:p text:style-name="P2">QUESTIONNAIRE + .jar FOR MONDAY !!!!!!!!!!!!!!!!!!!!!!!!!!!!!!!!!!!!!!!!!!!!!!!!!!!!!!!!!!!!!!!!!!!!!!!!!!!!!!!!!!!!!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ss Taylor</meta:initial-creator>
    <meta:creation-date>2013-01-30T12:19:18</meta:creation-date>
    <dc:date>2013-01-31T15:08:07</dc:date>
    <dc:creator>Daniel McElroy</dc:creator>
    <meta:editing-duration>PT00H31M07S</meta:editing-duration>
    <meta:editing-cycles>3</meta:editing-cycles>
    <meta:generator>OpenOffice.org/3.2$Linux OpenOffice.org_project/320m19$Build-9505</meta:generator>
    <meta:document-statistic meta:table-count="0" meta:image-count="0" meta:object-count="0" meta:page-count="1" meta:paragraph-count="27" meta:word-count="268" meta:character-count="1658"/>
  </office:meta>
</office:document-meta>
</file>